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나눔고딕2" svg:font-family="나눔고딕" style:font-family-generic="modern" style:font-pitch="fixed"/>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automatic-styles>
    <style:style style:name="P1" style:family="paragraph" style:parent-style-name="Preformatted_20_Text">
      <style:text-properties officeooo:rsid="0002bae3" officeooo:paragraph-rsid="0002bae3"/>
    </style:style>
    <style:style style:name="T1" style:family="text">
      <style:text-properties officeooo:rsid="00045675"/>
    </style:style>
    <style:style style:name="T2" style:family="text">
      <style:text-properties officeooo:rsid="000474e9"/>
    </style:style>
    <style:style style:name="T3" style:family="text">
      <style:text-properties officeooo:rsid="00064976"/>
    </style:style>
    <style:style style:name="T4" style:family="text">
      <style:text-properties officeooo:rsid="00085e56"/>
    </style:style>
    <style:style style:name="T5" style:family="text">
      <style:text-properties officeooo:rsid="00093226"/>
    </style:style>
    <style:style style:name="T6" style:family="text">
      <style:text-properties officeooo:rsid="000a6e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First things first, hexagon tiles should be easily instantiated through hexagon tile map. </text:p>
      <text:p text:style-name="P1"/>
      <text:p text:style-name="P1">2. Then hexagon tile map should be saved as 2d array and accessed easily by game manager.</text:p>
      <text:p text:style-name="P1"><text:tab/>- <text:span text:style-name="T2">This is actually the hardest way to do so far. Instantiating, I mean setting levels is not really hard since it is almost hard coding. However when you have to detect every tiles and save those tiles and their data into ordered from is more trickier than my initial thought. </text:span></text:p>
      <text:p text:style-name="P1"><text:tab/>- <text:span text:style-name="T3">There are several ways to do,</text:span></text:p>
      <text:p text:style-name="P1"><text:tab/>: <text:span text:style-name="T3">First is to set every tiles under one gameobject file named as level tiles. Therefore detector will find only gameobjects under level tiles and register tiles into temporary arrays for current level. Or as editor level detector class can organize information on editor and save it as static const for the scene. </text:span></text:p>
      <text:p text:style-name="P1"><text:tab/>: <text:span text:style-name="T4">Second is to find every gameobject which has specific tags and assign index by their position. Then maybe I need to find some formula under relations with index and vector3 position.</text:span></text:p>
      <text:p text:style-name="P1"><text:tab/>: <text:span text:style-name="T5">Maybe I can bind first and second methods. </text:span></text:p>
      <text:p text:style-name="P1"><text:tab/>- <text:span text:style-name="T5">There are also some other problems that I have to handle. Something like mistakes from hard coded objects. What if level designer assigned multiple tiles in same vector position or set several tiles with their boundaries intersected. Then should detector have to search and organize again to sort those out? For haste conclusion, I personally think designer should think less than programmer that they can purely concentrate on their impression and ideas. To make matters short, I find detector being able to make things right by itself is better than let developers to do things by their own. </text:span></text:p>
      <text:p text:style-name="P1"/>
      <text:p text:style-name="P1"><text:tab/>- <text:span text:style-name="T6">Okay, looks like I have to make hexagon tile detector class to find gameobjects under levelTiles’s child objects and find if level designer missed or failed to do something and set every tile’s information into level manager’s tile data class or array(Which is array of tiledata class).</text:span></text:p>
      <text:p text:style-name="P1"/>
      <text:p text:style-name="P1">3. Make <text:span text:style-name="T1">a</text:span> sample character and move character according to player input such as click or dr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나눔고딕2" svg:font-family="나눔고딕" style:font-family-generic="modern" style:font-pitch="fixed"/>
    <style:font-face style:name="나눔고딕" svg:font-family="나눔고딕"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1"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나눔고딕" fo:font-size="12pt" fo:language="en" fo:country="US" style:letter-kerning="true" style:font-name-asian="나눔고딕1" style:font-size-asian="10.5pt" style:language-asian="ko" style:country-asian="KR"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나눔고딕" fo:font-size="12pt" fo:language="en" fo:country="US" style:font-name-asian="나눔고딕1"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1"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나눔고딕2" style:font-family-asian="나눔고딕"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20T15:57:01.201016688</dc:date>
    <meta:editing-duration>PT18M12S</meta:editing-duration>
    <meta:editing-cycles>8</meta:editing-cycles>
    <meta:generator>LibreOffice/6.0.7.3$Linux_X86_64 LibreOffice_project/00m0$Build-3</meta:generator>
    <meta:document-statistic meta:table-count="0" meta:image-count="0" meta:object-count="0" meta:page-count="1" meta:paragraph-count="10" meta:word-count="347" meta:character-count="2018" meta:non-whitespace-character-count="1669"/>
  </office:meta>
</office:document-meta>
</file>